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73dc5" officeooo:paragraph-rsid="00173dc5"/>
    </style:style>
    <style:style style:name="P2" style:family="paragraph" style:parent-style-name="Standard">
      <style:text-properties style:font-name="DejaVu Sans" officeooo:rsid="00173dc5" officeooo:paragraph-rsid="001b41ea"/>
    </style:style>
    <style:style style:name="P3" style:family="paragraph" style:parent-style-name="Standard">
      <style:text-properties style:font-name="DejaVu Sans" officeooo:rsid="00173dc5" officeooo:paragraph-rsid="00190a06"/>
    </style:style>
    <style:style style:name="P4" style:family="paragraph" style:parent-style-name="Standard">
      <style:text-properties style:font-name="DejaVu Sans" officeooo:rsid="00173dc5" officeooo:paragraph-rsid="001e99c6"/>
    </style:style>
    <style:style style:name="P5" style:family="paragraph" style:parent-style-name="Standard">
      <style:text-properties style:font-name="DejaVu Sans" fo:font-style="italic" officeooo:rsid="00173dc5" officeooo:paragraph-rsid="00190a06" style:font-style-asian="italic" style:font-style-complex="italic"/>
    </style:style>
    <style:style style:name="P6" style:family="paragraph" style:parent-style-name="Standard">
      <style:text-properties style:font-name="DejaVu Sans" fo:font-style="normal" officeooo:rsid="00190a06" officeooo:paragraph-rsid="00190a06" style:font-style-asian="normal" style:font-style-complex="normal"/>
    </style:style>
    <style:style style:name="P7" style:family="paragraph" style:parent-style-name="Standard">
      <style:text-properties style:font-name="DejaVu Sans" fo:font-style="normal" officeooo:rsid="0019a65e" officeooo:paragraph-rsid="0019a65e" style:font-style-asian="normal" style:font-style-complex="normal"/>
    </style:style>
    <style:style style:name="P8" style:family="paragraph" style:parent-style-name="Standard">
      <style:text-properties style:font-name="DejaVu Sans" fo:font-style="normal" officeooo:rsid="001b41ea" officeooo:paragraph-rsid="001b41ea" style:font-style-asian="normal" style:font-style-complex="normal"/>
    </style:style>
    <style:style style:name="P9" style:family="paragraph" style:parent-style-name="Standard">
      <style:text-properties style:font-name="DejaVu Sans" fo:font-style="normal" officeooo:rsid="001e99c6" officeooo:paragraph-rsid="001e99c6" style:font-style-asian="normal" style:font-style-complex="normal"/>
    </style:style>
    <style:style style:name="P10" style:family="paragraph" style:parent-style-name="Standard">
      <style:text-properties style:font-name="DejaVu Sans" officeooo:rsid="00190a06" officeooo:paragraph-rsid="00190a06"/>
    </style:style>
    <style:style style:name="P11" style:family="paragraph" style:parent-style-name="Standard">
      <style:text-properties style:font-name="DejaVu Sans" officeooo:rsid="0019a65e" officeooo:paragraph-rsid="0019a65e"/>
    </style:style>
    <style:style style:name="P12" style:family="paragraph" style:parent-style-name="Standard">
      <style:text-properties style:font-name="DejaVu Sans" officeooo:rsid="001b41ea" officeooo:paragraph-rsid="001b41ea"/>
    </style:style>
    <style:style style:name="P13" style:family="paragraph" style:parent-style-name="Standard">
      <style:text-properties style:font-name="DejaVu Sans" fo:font-weight="bold" officeooo:rsid="00173dc5" officeooo:paragraph-rsid="00173dc5" style:font-weight-asian="bold" style:font-weight-complex="bold"/>
    </style:style>
    <style:style style:name="P14" style:family="paragraph" style:parent-style-name="Standard">
      <style:paragraph-properties fo:margin-left="0mm" fo:margin-right="0mm" fo:text-indent="0mm" style:auto-text-indent="false"/>
      <style:text-properties style:font-name="DejaVu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0a06"/>
    </style:style>
    <style:style style:name="T3" style:family="text">
      <style:text-properties fo:font-style="normal" officeooo:rsid="00190a06" style:font-style-asian="normal" style:font-style-complex="normal"/>
    </style:style>
    <style:style style:name="T4" style:family="text">
      <style:text-properties officeooo:rsid="001b41ea"/>
    </style:style>
    <style:style style:name="T5" style:family="text">
      <style:text-properties officeooo:rsid="001ca38d"/>
    </style:style>
    <style:style style:name="T6" style:family="text">
      <style:text-properties officeooo:rsid="001d0fd8"/>
    </style:style>
    <style:style style:name="T7" style:family="text">
      <style:text-properties officeooo:rsid="001e99c6"/>
    </style:style>
    <style:style style:name="T8" style:family="text">
      <style:text-properties fo:font-variant="normal" fo:text-transform="none" fo:color="#000000" style:font-name="Ubuntu Mono" fo:font-size="10.5pt" fo:letter-spacing="normal" fo:font-style="normal" fo:font-weight="normal" officeooo:rsid="001e99c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><text:span text:style-name="T1">90min</text:span> – Linux in theory</text:p>
      <text:p text:style-name="P1">Quick overview of the booting process <text:span text:style-name="T5">on the Raspberry pi</text:span></text:p>
      <text:p text:style-name="P1"><text:span text:style-name="T6">V</text:span>irtual <text:span text:style-name="T6">Machines</text:span></text:p>
      <text:p text:style-name="P1">System V and init level</text:p>
      <text:p text:style-name="P11">(ssh’ing somewhere)</text:p>
      <text:p text:style-name="P1">Using “ps”, “kill”, “<text:span text:style-name="T6">pkill</text:span>”, “killall” and “nice”</text:p>
      <text:p text:style-name="P3">Understanding the filesystem, <text:span text:style-name="T2">flat file, the important files and folder of the OS, “cat”, “ls”, “cd”, “mkdir”, “touch”</text:span></text:p>
      <text:p text:style-name="P4">→ <text:span text:style-name="T8">cat "can of food"</text:span></text:p>
      <text:p text:style-name="P10">A glimpse on the memory management: “top”, “vmstat”</text:p>
      <text:p text:style-name="P1">Checking the logs, using “dmesg”, “tail” and “less”</text:p>
      <text:p text:style-name="P1">Partitioning the filesystem, using “mount”, “fsck”, “<text:span text:style-name="T2">fdisk”, “mkfs”, “lsbkl”, “df”</text:span></text:p>
      <text:p text:style-name="P11">Adding and removing users with “adduser”, “rmuser”, “/etc/passwd”, “<text:span text:style-name="T7">sudo”</text:span></text:p>
      <text:p text:style-name="P11">→<text:span text:style-name="T7"> sudo make me a sandwitch</text:span></text:p>
      <text:p text:style-name="P11">Changing permissions on a file and directory with “chmod” and “chown”</text:p>
      <text:p text:style-name="P1"/>
      <text:p text:style-name="P1"><text:span text:style-name="T1">15min</text:span> pause</text:p>
      <text:p text:style-name="P1"><text:span text:style-name="T1">90min</text:span> – The command line</text:p>
      <text:p text:style-name="P6">A shell is not boring: multi-task, pipes, concatenation, …</text:p>
      <text:p text:style-name="P8">Keyboard shortcuts, “<text:span text:style-name="T7">jobs”</text:span></text:p>
      <text:p text:style-name="P6">Playing with the prompt and environment variables</text:p>
      <text:p text:style-name="P7">Where are the commands?</text:p>
      <text:p text:style-name="P7">Installing new software: using a package manager</text:p>
      <text:p text:style-name="P7">SSH in a nutshell</text:p>
      <text:p text:style-name="P7">Command line goodies: “screen”, “htop”, …</text:p>
      <text:p text:style-name="P9">Gettings help: “man”, “whatis”</text:p>
      <text:p text:style-name="P9">→ man woman</text:p>
      <text:p text:style-name="P5">Linux command line cheat sheet,<text:span text:style-name="T3"> for instance: </text:span><text:a xlink:type="simple" xlink:href="https://www.cheatography.com/davechild/cheat-sheets/linux-command-line/" text:style-name="Internet_20_link" text:visited-style-name="Visited_20_Internet_20_Link"><text:span text:style-name="T3">https://www.cheatography.com/davechild/cheat-sheets/linux-command-line/</text:span></text:a></text:p>
      <text:p text:style-name="P1"/>
      <text:p text:style-name="P13">Lunch</text:p>
      <text:p text:style-name="P1"/>
      <text:p text:style-name="P1"><text:span text:style-name="T1">90min</text:span> – Vim</text:p>
      <text:p text:style-name="P11">Demo</text:p>
      <text:p text:style-name="P11">Cheat sheet</text:p>
      <text:p text:style-name="P11">Exercise: edit a file in /home/user/project/file, write a bash script to do something, save, change permissions and run.</text:p>
      <text:p text:style-name="P1"/>
      <text:p text:style-name="P1"><text:span text:style-name="T1">15min</text:span> pause</text:p>
      <text:p text:style-name="P1"><text:span text:style-name="T1">90min</text:span> – Git</text:p>
      <text:p text:style-name="P11">C<text:span text:style-name="T4">reate a repo on github, clone it, push our vim project in it</text:span></text:p>
      <text:p text:style-name="P12">Change our script using vim, commit push</text:p>
      <text:p text:style-name="P12">branch</text:p>
      <text:p text:style-name="P12">merge, rebase, log, reflog</text:p>
      <text:p text:style-name="P12">In team of 3, make a project in tree files, push on the same repo and inspect changes</text:p>
      <text:p text:style-name="P2"/>
      <text:p text:style-name="P1"><text:span text:style-name="T1">Till the end</text:span> More exercises and open question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4:55:47.185919888</meta:creation-date>
    <dc:date>2017-03-16T17:30:38.682462367</dc:date>
    <meta:editing-duration>PT3H56M1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9" meta:word-count="245" meta:character-count="1568" meta:non-whitespace-character-count="1358"/>
  </office:meta>
</office:document-meta>
</file>